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C3E530320D2715E863.png" manifest:media-type="image/png"/>
  <manifest:file-entry manifest:full-path="Pictures/10000000000004B2000002332F0CB104A9F8D86F.png" manifest:media-type="image/png"/>
  <manifest:file-entry manifest:full-path="Pictures/10000000000004B2000001FEE9A97BA41BB2A9F1.png" manifest:media-type="image/png"/>
  <manifest:file-entry manifest:full-path="Pictures/10000000000004B2000001D6BAE0F87E0D598493.png" manifest:media-type="image/png"/>
  <manifest:file-entry manifest:full-path="Pictures/10000000000004B2000002C70274252E99CD317B.png" manifest:media-type="image/png"/>
  <manifest:file-entry manifest:full-path="Pictures/10000000000004B200000254E49AB975971C630E.png" manifest:media-type="image/png"/>
  <manifest:file-entry manifest:full-path="Pictures/10000000000004B20000031FDD710F7D45CFA80B.png" manifest:media-type="image/png"/>
  <manifest:file-entry manifest:full-path="Pictures/10000000000004B2000002185B36FB32B3F22046.png" manifest:media-type="image/png"/>
  <manifest:file-entry manifest:full-path="Pictures/10000000000004B2000002431F5FC309EE910ABA.png" manifest:media-type="image/png"/>
  <manifest:file-entry manifest:full-path="Pictures/10000000000004B20000034FEC82C4684766F39C.png" manifest:media-type="image/png"/>
  <manifest:file-entry manifest:full-path="Pictures/10000000000004B2000001BF1A05D38F20C8DEE2.png" manifest:media-type="image/png"/>
  <manifest:file-entry manifest:full-path="Pictures/10000000000004B2000001C4F4CFE98934D33686.png" manifest:media-type="image/png"/>
  <manifest:file-entry manifest:full-path="Pictures/10000000000004B2000001C43B9D61D098147A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9cm, 5.768cm, 0.89cm, 0.12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24cm, 5.724cm, 0.865cm, 0.1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03cm, 5.851cm, 0.87cm, 0.1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3cm, 5.851cm, 0.96cm, 0.1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81cm, 5.724cm, 0.849cm, 0.1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58cm, 5.724cm, 0.799cm, 0.1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41cm, 5.724cm, 0.936cm, 0.1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1cm, 5.724cm, 0.979cm, 0.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16cm, 5.724cm, 0.992cm, 0.04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69cm" svg:y="11.957cm">
          <text:p text:style-name="P2">Create New</text:p>
          <text:p text:style-name="P2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55cm" svg:x2="18.795cm" svg:y2="11.955cm">
          <text:p/>
        </draw:line>
      </draw:page>
      <draw:page draw:name="page2" draw:style-name="dp1" draw:master-page-name="Default">
        <draw:frame draw:style-name="gr1" draw:text-style-name="P1" draw:layer="layout" svg:width="31.802cm" svg:height="18.811cm" svg:x="1.345cm" svg:y="1.382cm">
          <draw:image xlink:href="Pictures/10000000000004B2000002C70274252E99CD317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22.409cm" svg:x="2.032cm" svg:y="10.033cm">
          <draw:image xlink:href="Pictures/10000000000004B20000034FEC82C4684766F39C.png" xlink:type="simple" xlink:show="embed" xlink:actuate="onLoad">
            <text:p/>
          </draw:image>
        </draw:frame>
        <draw:frame draw:style-name="gr5" draw:text-style-name="P1" draw:layer="layout" svg:width="25.907cm" svg:height="5.968cm" svg:x="1.652cm" svg:y="2.413cm">
          <draw:image xlink:href="Pictures/10000000000004B2000001C43B9D61D098147A3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6" draw:text-style-name="P1" draw:layer="layout" svg:width="25.907cm" svg:height="5.968cm" svg:x="1.652cm" svg:y="1.652cm">
          <draw:image xlink:href="Pictures/10000000000004B2000001C4F4CFE98934D33686.png" xlink:type="simple" xlink:show="embed" xlink:actuate="onLoad">
            <text:p/>
          </draw:image>
        </draw:frame>
        <draw:frame draw:style-name="gr1" draw:text-style-name="P1" draw:layer="layout" svg:width="31.802cm" svg:height="21.139cm" svg:x="1.853cm" svg:y="9.341cm">
          <draw:image xlink:href="Pictures/10000000000004B20000031FDD710F7D45CFA80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1" draw:layer="layout" svg:width="25.78cm" svg:height="7.619cm" svg:x="1.525cm" svg:y="1.524cm">
          <draw:image xlink:href="Pictures/10000000000004B2000001FEE9A97BA41BB2A9F1.png" xlink:type="simple" xlink:show="embed" xlink:actuate="onLoad">
            <text:p/>
          </draw:image>
        </draw:frame>
        <draw:frame draw:style-name="gr8" draw:text-style-name="P1" draw:layer="layout" svg:width="25.78cm" svg:height="8.127cm" svg:x="1.779cm" svg:y="10.415cm">
          <draw:image xlink:href="Pictures/10000000000004B2000002185B36FB32B3F22046.png" xlink:type="simple" xlink:show="embed" xlink:actuate="onLoad">
            <text:p/>
          </draw:image>
        </draw:frame>
        <draw:frame draw:style-name="gr9" draw:text-style-name="P1" draw:layer="layout" svg:width="25.907cm" svg:height="6.603cm" svg:x="1.905cm" svg:y="19.559cm">
          <draw:image xlink:href="Pictures/10000000000004B2000001D6BAE0F87E0D598493.png" xlink:type="simple" xlink:show="embed" xlink:actuate="onLoad">
            <text:p/>
          </draw:image>
        </draw:frame>
        <draw:frame draw:style-name="gr10" draw:text-style-name="P1" draw:layer="layout" svg:width="25.907cm" svg:height="5.968cm" svg:x="2.16cm" svg:y="27.305cm">
          <draw:image xlink:href="Pictures/10000000000004B2000001BF1A05D38F20C8DEE2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1" draw:text-style-name="P1" draw:layer="layout" svg:width="25.907cm" svg:height="9.017cm" svg:x="1.525cm" svg:y="1.651cm">
          <draw:image xlink:href="Pictures/10000000000004B2000002332F0CB104A9F8D86F.png" xlink:type="simple" xlink:show="embed" xlink:actuate="onLoad">
            <text:p/>
          </draw:image>
        </draw:frame>
        <draw:frame draw:style-name="gr12" draw:text-style-name="P1" draw:layer="layout" svg:width="25.907cm" svg:height="5.841cm" svg:x="1.652cm" svg:y="11.43cm">
          <draw:image xlink:href="Pictures/10000000000004B2000001C3E530320D2715E863.png" xlink:type="simple" xlink:show="embed" xlink:actuate="onLoad">
            <text:p/>
          </draw:image>
        </draw:frame>
        <draw:frame draw:style-name="gr13" draw:text-style-name="P1" draw:layer="layout" svg:width="26.034cm" svg:height="10.159cm" svg:x="1.486cm" svg:y="18.038cm">
          <draw:image xlink:href="Pictures/10000000000004B200000254E49AB975971C630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6T15:35:05.052552827</dc:date>
    <meta:editing-duration>P1DT3H46M34S</meta:editing-duration>
    <meta:editing-cycles>58</meta:editing-cycles>
    <meta:generator>LibreOffice/6.0.7.3$Linux_X86_64 LibreOffice_project/00m0$Build-3</meta:generator>
    <meta:document-statistic meta:object-count="16"/>
  </office:meta>
</office:document-meta>
</file>